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string">
            <text:p>hauteur</text:p>
          </table:table-cell>
          <table:table-cell office:value-type="string">
            <text:p>largeur</text:p>
          </table:table-cell>
          <table:table-cell office:value-type="string">
            <text:p>etapes</text:p>
          </table:table-cell>
          <table:table-cell office:value-type="string">
            <text:p>type</text:p>
          </table:table-cell>
          <table:table-cell office:value-type="string">
            <text:p>temps</text:p>
          </table:table-cell>
          <table:table-cell office:value-type="string">
            <text:p>population</text:p>
          </table:table-cell>
          <table:table-cell office:value-type="string">
            <text:p>temps de création</text:p>
          </table:table-cell>
        </table:table-row>
        <table:table-row table:style-name="ro2">
          <table:table-cell table:number-columns-repeated="3" office:value-type="float" office:value="100">
            <text:p>100</text:p>
          </table:table-cell>
          <table:table-cell office:value-type="string">
            <text:p>mono</text:p>
          </table:table-cell>
          <table:table-cell office:value-type="float" office:value="25953">
            <text:p>25953</text:p>
          </table:table-cell>
          <table:table-cell table:number-columns-repeated="2"/>
        </table:table-row>
        <table:table-row table:style-name="ro2">
          <table:table-cell table:number-columns-repeated="3" office:value-type="float" office:value="100">
            <text:p>100</text:p>
          </table:table-cell>
          <table:table-cell office:value-type="string">
            <text:p>mono</text:p>
          </table:table-cell>
          <table:table-cell office:value-type="float" office:value="25836">
            <text:p>25836</text:p>
          </table:table-cell>
          <table:table-cell table:number-columns-repeated="2"/>
        </table:table-row>
        <table:table-row table:style-name="ro2">
          <table:table-cell table:number-columns-repeated="3" office:value-type="float" office:value="100">
            <text:p>100</text:p>
          </table:table-cell>
          <table:table-cell office:value-type="string">
            <text:p>mono</text:p>
          </table:table-cell>
          <table:table-cell office:value-type="float" office:value="25796">
            <text:p>25796</text:p>
          </table:table-cell>
          <table:table-cell office:value-type="float" office:value="1040">
            <text:p>1040</text:p>
          </table:table-cell>
          <table:table-cell/>
        </table:table-row>
        <table:table-row table:style-name="ro2">
          <table:table-cell table:number-columns-repeated="3" office:value-type="float" office:value="100">
            <text:p>100</text:p>
          </table:table-cell>
          <table:table-cell office:value-type="string">
            <text:p>mono</text:p>
          </table:table-cell>
          <table:table-cell office:value-type="float" office:value="25769">
            <text:p>25769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1">
          <table:table-cell table:number-columns-repeated="3" office:value-type="float" office:value="100">
            <text:p>100</text:p>
          </table:table-cell>
          <table:table-cell office:value-type="string">
            <text:p>thread</text:p>
          </table:table-cell>
          <table:table-cell office:value-type="float" office:value="50670">
            <text:p>50670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58888">
            <text:p>58888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1">
          <table:table-cell table:number-columns-repeated="3" office:value-type="float" office:value="50">
            <text:p>50</text:p>
          </table:table-cell>
          <table:table-cell office:value-type="string">
            <text:p>thread</text:p>
          </table:table-cell>
          <table:table-cell office:value-type="float" office:value="15734">
            <text:p>1573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15693">
            <text:p>15693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1">
          <table:table-cell table:number-columns-repeated="2"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string">
            <text:p>Thread</text:p>
          </table:table-cell>
          <table:table-cell office:value-type="float" office:value="94220">
            <text:p>94220</text:p>
          </table:table-cell>
          <table:table-cell/>
          <table:table-cell office:value-type="float" office:value="25">
            <text:p>25</text:p>
          </table:table-cell>
        </table:table-row>
        <table:table-row table:style-name="ro2">
          <table:table-cell table:number-columns-repeated="4"/>
          <table:table-cell office:value-type="float" office:value="94787">
            <text:p>9478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3">
            <text:p>173</text:p>
          </table:table-cell>
          <table:table-cell office:value-type="float" office:value="50">
            <text:p>50</text:p>
          </table:table-cell>
          <table:table-cell office:value-type="string">
            <text:p>Thread</text:p>
          </table:table-cell>
          <table:table-cell office:value-type="float" office:value="122034">
            <text:p>122034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1">
          <table:table-cell office:value-type="string">
            <text:p>Nombre de thread possible de créer</text:p>
          </table:table-cell>
          <table:table-cell table:number-columns-repeated="6"/>
        </table:table-row>
        <table:table-row table:style-name="ro2">
          <table:table-cell table:style-name="ce1" office:value-type="float" office:value="30339">
            <text:p>30339</text:p>
          </table:table-cell>
          <table:table-cell table:number-columns-repeated="6"/>
        </table:table-row>
        <table:table-row table:style-name="ro2">
          <table:table-cell table:style-name="ce1" office:value-type="float" office:value="30344">
            <text:p>30344</text:p>
          </table:table-cell>
          <table:table-cell table:number-columns-repeated="6"/>
        </table:table-row>
        <table:table-row table:style-name="ro2">
          <table:table-cell table:style-name="ce1" office:value-type="float" office:value="30345">
            <text:p>30345</text:p>
          </table:table-cell>
          <table:table-cell table:number-columns-repeated="6"/>
        </table:table-row>
        <table:table-row table:style-name="ro3" table:number-rows-repeated="2">
          <table:table-cell table:number-columns-repeated="7"/>
        </table:table-row>
        <table:table-row table:style-name="ro2">
          <table:table-cell table:number-columns-repeated="2" office:value-type="float" office:value="173">
            <text:p>173</text:p>
          </table:table-cell>
          <table:table-cell office:value-type="float" office:value="50">
            <text:p>50</text:p>
          </table:table-cell>
          <table:table-cell office:value-type="string">
            <text:p>mono</text:p>
          </table:table-cell>
          <table:table-cell office:value-type="float" office:value="13328">
            <text:p>13328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string">
            <text:p>mono</text:p>
          </table:table-cell>
          <table:table-cell office:value-type="float" office:value="13596">
            <text:p>13596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string">
            <text:p>mono</text:p>
          </table:table-cell>
          <table:table-cell office:value-type="float" office:value="15400">
            <text:p>1540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000">
            <text:p>1000</text:p>
          </table:table-cell>
          <table:table-cell office:value-type="float" office:value="50">
            <text:p>50</text:p>
          </table:table-cell>
          <table:table-cell/>
          <table:table-cell office:value-type="float" office:value="16000">
            <text:p>16000</text:p>
          </table:table-cell>
          <table:table-cell table:number-columns-repeated="2"/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Belli</meta:initial-creator>
    <meta:creation-date>2013-04-29T13:57:05</meta:creation-date>
    <dc:date>2013-04-29T14:42:32</dc:date>
    <dc:creator>Fabien Belli</dc:creator>
    <meta:editing-duration>PT15M17S</meta:editing-duration>
    <meta:editing-cycles>1</meta:editing-cycles>
    <meta:document-statistic meta:table-count="3" meta:cell-count="75" meta:object-count="0"/>
    <meta:generator>LibreOffice/3.5$Linux_X86_64 LibreOffice_project/350m1$Build-2</meta:generator>
  </office:meta>
</office:document-meta>
</file>